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Text_20_body">
      <style:text-properties fo:language="ru" fo:country="RU" officeooo:rsid="0023e910" officeooo:paragraph-rsid="0017c942"/>
    </style:style>
    <style:style style:name="P13" style:family="paragraph" style:parent-style-name="Standard">
      <style:text-properties fo:language="ru" fo:country="RU" officeooo:rsid="0023e910" officeooo:paragraph-rsid="0016399b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0d08b"/>
    </style:style>
    <style:style style:name="T3" style:family="text">
      <style:text-properties officeooo:rsid="002c0e4a"/>
    </style:style>
    <style:style style:name="T4" style:family="text">
      <style:text-properties officeooo:rsid="002e061c"/>
    </style:style>
    <style:style style:name="T5" style:family="text">
      <style:text-properties officeooo:rsid="002f878a"/>
    </style:style>
    <style:style style:name="T6" style:family="text">
      <style:text-properties officeooo:rsid="00329f2c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10</text:span></text:p>
      <text:p text:style-name="Standard"/>
      <text:p text:style-name="P10"><text:span text:style-name="T1">Тема лабораторной работы: </text:span><text:span text:style-name="T2">Установка AstraLinux, Git, OpenIDE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4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span text:style-name="T5">2</text:span></text:p>
          <text:p text:style-name="P17"><text:span text:style-name="T5">Ход выполнения работы</text:span><text:a xlink:type="simple" xlink:href="#__RefHeading___Toc1126_1594055144" text:style-name="Index_20_Link" text:visited-style-name="Index_20_Link"><text:tab/></text:a><text:a xlink:type="simple" xlink:href="#__RefHeading___Toc1126_1594055144" text:style-name="Index_20_Link" text:visited-style-name="Index_20_Link"><text:span text:style-name="T3">3</text:span></text:a></text:p>
          <text:p text:style-name="P17"><text:a xlink:type="simple" xlink:href="#__RefHeading___Toc1128_1594055144" text:style-name="Index_20_Link" text:visited-style-name="Index_20_Link">Результат работы программы<text:tab/></text:a><text:span text:style-name="T5">5</text:span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3">5</text:span>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Постановка задачи</text:p>
      <text:p text:style-name="P15"/>
      <text:p text:style-name="P14">Установить операционную систему Astra Linux Common Edition на виртуальную машину VirtualBox. Настроить необходимое программное обеспечение: Git, Python, среду разработки. Обновить Python до актуальной версии.</text:p>
      <text:p text:style-name="P14"/>
      <text:p text:style-name="P15">Теоретическая часть</text:p>
      <text:p text:style-name="P15"/>
      <text:p text:style-name="P14">Astra Linux — это российская операционная система на основе Debian GNU/Linux, разработанная компанией «РусБИТех». Она предназначена для использования в государственных органах, оборонной промышленности и других сферах с повышенными требованиями к информационной безопасности.</text:p>
      <text:p text:style-name="P14"/>
      <text:p text:style-name="P14">VirtualBox — программное обеспечение для виртуализации, позволяющее запускать гостевые операционные системы на основном хосте. Виртуальная машина эмулирует аппаратное обеспечение, что дает возможность тестировать различные ОС без установки на физический компьютер.</text:p>
      <text:p text:style-name="P14"/>
      <text:p text:style-name="P14">Основные этапы установки:</text:p>
      <text:p text:style-name="P14"/>
      <text:p text:style-name="P14">1. Создание виртуальной машины в VirtualBox</text:p>
      <text:p text:style-name="P14">2. Настройка параметров (ОЗУ, дисковое пространство, процессор)</text:p>
      <text:p text:style-name="P14">3. Загрузка ISO-образа Astra Linux</text:p>
      <text:p text:style-name="P14">4. Установка ОС с разбивкой диска</text:p>
      <text:p text:style-name="P14">5. Настройка пользователей и сетевых параметров</text:p>
      <text:p text:style-name="P14">6. Установка дополнительного ПО</text:p>
      <text:p text:style-name="P14"/>
      <text:p text:style-name="P14"/>
      <text:p text:style-name="P14"/>
      <text:p text:style-name="P14"/>
      <text:p text:style-name="P15"><text:soft-page-break/>Ход выполнения работы</text:p>
      <text:p text:style-name="P15"/>
      <text:p text:style-name="P14">1. Установка VirtualBox</text:p>
      <text:p text:style-name="P14">На хост-системе Ubuntu был установлен VirtualBox с официального сайта. После установки создана новая виртуальная машина со следующими параметрами:</text:p>
      <text:p text:style-name="P14">- Имя: AstraLinux</text:p>
      <text:p text:style-name="P14">- Тип: Linux</text:p>
      <text:p text:style-name="P14">- Версия: Debian (64-bit)</text:p>
      <text:p text:style-name="P14">- Оперативная память: 4096 МБ</text:p>
      <text:p text:style-name="P14">- Виртуальный жесткий диск: 64 ГБ (динамический)</text:p>
      <text:p text:style-name="P14"/>
      <text:p text:style-name="P14">2. Установка Astra Linux</text:p>
      <text:p text:style-name="P14">В настройки виртуальной машины подключен ISO-образ Astra Linux Common Edition. Запущена установка:</text:p>
      <text:p text:style-name="P14">- Выбрана раскладка клавиатуры: Russian</text:p>
      <text:p text:style-name="P14">- Задано имя компьютера: astra-vm</text:p>
      <text:p text:style-name="P14">- Создан пользователь с правами администратора</text:p>
      <text:p text:style-name="P14">- Выполнена автоматическая разметка диска</text:p>
      <text:p text:style-name="P14">- Установка завершена, выполнена перезагрузка</text:p>
      <text:p text:style-name="P14"/>
      <text:p text:style-name="P14">3. Настройка системы после установки</text:p>
      <text:p text:style-name="P14">После загрузки Astra Linux выполнены следующие действия:</text:p>
      <text:p text:style-name="P14">- Обновление списка пакетов: sudo apt update</text:p>
      <text:p text:style-name="P14">- Установка network-менеджера для настройки сети</text:p>
      <text:p text:style-name="P14"/>
      <text:p text:style-name="P14">4. Установка Git</text:p>
      <text:p text:style-name="P14">Git установлен командой:</text:p>
      <text:p text:style-name="P14">sudo apt install git -y</text:p>
      <text:p text:style-name="P14">Версия Git проверена: git --version</text:p>
      <text:p text:style-name="P14"/>
      <text:p text:style-name="P14"><text:soft-page-break/>5. Обновление Python</text:p>
      <text:p text:style-name="P14">В Astra Linux по умолчанию установлен Python 3.5.3. Для обновления до версии 3.13.12 использована сборка из исходного кода:</text:p>
      <text:p text:style-name="P14"/>
      <text:p text:style-name="P14">Скачивание исходников:</text:p>
      <text:p text:style-name="P14">wget https://www.python.org/ftp/python/3.13.2/Python-3.13.2.tgz</text:p>
      <text:p text:style-name="P14">Распаковка:</text:p>
      <text:p text:style-name="P14">tar -xzf Python-3.13.2.tgz</text:p>
      <text:p text:style-name="P14">cd Python-3.13.2</text:p>
      <text:p text:style-name="P14">Настройка и компиляция:</text:p>
      <text:p text:style-name="P14">./configure --enable-optimizations</text:p>
      <text:p text:style-name="P14">make -j $(nproc)</text:p>
      <text:p text:style-name="P14">sudo make altinstall</text:p>
      <text:p text:style-name="P14">Проверка версии:</text:p>
      <text:p text:style-name="P14">python3.13 --version</text:p>
      <text:p text:style-name="P14"/>
      <text:p text:style-name="P14">6. Установка Open IDE (PyCharm или VS Code)</text:p>
      <text:p text:style-name="P14">Был установлен редактор кода (на выбор студента). Для PyCharm Community Edition:</text:p>
      <text:p text:style-name="P14">- Скачивание: wget https://download.jetbrains.com/python/pycharm-community-2024.1.tar.gz</text:p>
      <text:p text:style-name="P14">- Распаковка: tar -xzf pycharm-community-2024.1.tar.gz</text:p>
      <text:p text:style-name="P14">- Запуск: cd pycharm-community-2024.1/bin &amp;&amp; ./pycharm.sh</text:p>
      <text:p text:style-name="P14"/>
      <text:p text:style-name="P14">Для VS Code (через snap):</text:p>
      <text:p text:style-name="P14">sudo snap install code --classic</text:p>
      <text:p text:style-name="P14"/>
      <text:p text:style-name="P14">7. Настройка окружения</text:p>
      <text:p text:style-name="P14">Создана рабочая директория для проектов:</text:p>
      <text:p text:style-name="P14">mkdir ~/projects</text:p>
      <text:p text:style-name="P14">cd ~/projects</text:p>
      <text:p text:style-name="P14"><text:soft-page-break/></text:p>
      <text:p text:style-name="P14">Клонирование репозитория с GitHub:</text:p>
      <text:p text:style-name="P14">git clone https://github.com/printRush/BMSTU_Python_SysoevAS.git</text:p>
      <text:p text:style-name="P14"/>
      <text:p text:style-name="P14">Настройка переменных окружения для Python 3.13:</text:p>
      <text:p text:style-name="P14">echo 'alias python3=python3.13' &gt;&gt; ~/.bashrc</text:p>
      <text:p text:style-name="P14">source ~/.bashrc</text:p>
      <text:p text:style-name="P14"/>
      <text:p text:style-name="P15">Результат работы</text:p>
      <text:p text:style-name="P15"/>
      <text:p text:style-name="P14">В результате выполнения работы была успешно установлена и настроена операционная система Astra Linux Common Edition на виртуальной машине VirtualBox. Установлены и настроены следующие компоненты:</text:p>
      <text:p text:style-name="P14">- Git — для контроля версий</text:p>
      <text:p text:style-name="P14">- Python 3.13.12 — обновлен с версии 3.5.3</text:p>
      <text:p text:style-name="P14">- Open IDE (PyCharm/VS Code) — среда разработки</text:p>
      <text:p text:style-name="P14">- Репозиторий с лабораторными работами склонирован из GitHub</text:p>
      <text:p text:style-name="P14">Система готова к дальнейшей разработке и выполнению лабораторных работ по программированию.</text:p>
      <text:p text:style-name="P14"/>
      <text:p text:style-name="P15">Список использованной литературы и материалов</text:p>
      <text:p text:style-name="P15"/>
      <text:p text:style-name="P14">1. Официальная документация Astra Linux. — Текст : электронный // Astra Linux : [сайт]. — URL: https://astralinux.ru/</text:p>
      <text:p text:style-name="P14">2. Официальная документация VirtualBox. — Текст : электронный // Oracle VM VirtualBox : [сайт]. — URL: https://www.virtualbox.org/</text:p>
      <text:p text:style-name="P14">3. Официальная документация Python. — Текст : электронный // Python.org : [сайт]. — URL: https://docs.python.org/3/</text:p>
      <text:p text:style-name="P14">4. Официальная документация Git. — Текст : электронный // Git : [сайт]. — URL: https://git-scm.com/doc</text:p>
      <text:p text:style-name="P14"><text:soft-page-break/>5. JetBrains PyCharm Documentation. — Текст : электронный // JetBrains : [сайт]. — URL: https://www.jetbrains.com/pycharm/documentation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officeooo:rsid="00329f2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<text:span text:style-name="MT1">6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4M4S</meta:editing-duration>
    <meta:editing-cycles>9</meta:editing-cycles>
    <meta:generator>LibreOffice/7.3.7.2$Linux_X86_64 LibreOffice_project/30$Build-2</meta:generator>
    <dc:title>my_default</dc:title>
    <dc:date>2026-04-09T14:53:54.901996469</dc:date>
    <meta:document-statistic meta:table-count="3" meta:image-count="1" meta:object-count="0" meta:page-count="8" meta:paragraph-count="104" meta:word-count="609" meta:character-count="4935" meta:non-whitespace-character-count="4418"/>
  </office:meta>
</office:document-meta>
</file>